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2951B0000476B00000E85FEA33722.svg" manifest:media-type="image/svg+xml"/>
  <manifest:file-entry manifest:full-path="Pictures/10000001000002B50000008E0005E06A.png" manifest:media-type="image/png"/>
  <manifest:file-entry manifest:full-path="Pictures/10029503000047A200000EAB273AF334.svg" manifest:media-type="image/svg+xml"/>
  <manifest:file-entry manifest:full-path="Pictures/10000001000002B30000008CF1E5C9C6.png" manifest:media-type="image/png"/>
  <manifest:file-entry manifest:full-path="Pictures/100295190000476B00000E8533FE5B3D.svg" manifest:media-type="image/svg+xml"/>
  <manifest:file-entry manifest:full-path="Pictures/100000010000020D00000076FAAE656B.png" manifest:media-type="image/png"/>
  <manifest:file-entry manifest:full-path="Pictures/10000001000002B30000008CE2E93ACB.png" manifest:media-type="image/png"/>
  <manifest:file-entry manifest:full-path="Pictures/1002D06D0000363A00000C3762514B9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15cm" svg:height="4.147cm" svg:x="1cm" svg:y="1cm">
          <draw:image xlink:href="Pictures/1002D06D0000363A00000C3762514B95.svg" xlink:type="simple" xlink:show="embed" xlink:actuate="onLoad" draw:mime-type="image/svg+xml">
            <text:p/>
          </draw:image>
          <draw:image xlink:href="Pictures/100000010000020D00000076FAAE656B.png" xlink:type="simple" xlink:show="embed" xlink:actuate="onLoad" draw:mime-type="image/png"/>
        </draw:frame>
        <draw:frame draw:style-name="gr1" draw:text-style-name="P1" draw:layer="layout" svg:width="18.415cm" svg:height="4.147cm" svg:x="1.001cm" svg:y="6.701cm">
          <draw:image xlink:href="Pictures/1002D06D0000363A00000C3762514B95.svg" xlink:type="simple" xlink:show="embed" xlink:actuate="onLoad" draw:mime-type="image/svg+xml">
            <text:p/>
          </draw:image>
          <draw:image xlink:href="Pictures/100000010000020D00000076FAAE656B.png" xlink:type="simple" xlink:show="embed" xlink:actuate="onLoad" draw:mime-type="image/png"/>
        </draw:frame>
        <draw:frame draw:style-name="gr1" draw:text-style-name="P1" draw:layer="layout" svg:width="18.415cm" svg:height="4.147cm" svg:x="1.001cm" svg:y="12.701cm">
          <draw:image xlink:href="Pictures/1002D06D0000363A00000C3762514B95.svg" xlink:type="simple" xlink:show="embed" xlink:actuate="onLoad" draw:mime-type="image/svg+xml">
            <text:p/>
          </draw:image>
          <draw:image xlink:href="Pictures/100000010000020D00000076FAAE656B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8.744cm" svg:height="3.81cm" svg:x="1cm" svg:y="1cm">
          <draw:image xlink:href="Pictures/100295190000476B00000E8533FE5B3D.svg" xlink:type="simple" xlink:show="embed" xlink:actuate="onLoad" draw:mime-type="image/svg+xml">
            <text:p/>
          </draw:image>
          <draw:image xlink:href="Pictures/10000001000002B30000008CF1E5C9C6.png" xlink:type="simple" xlink:show="embed" xlink:actuate="onLoad" draw:mime-type="image/png"/>
        </draw:frame>
        <draw:frame draw:style-name="gr1" draw:text-style-name="P1" draw:layer="layout" svg:width="18.744cm" svg:height="3.81cm" svg:x="1cm" svg:y="5.8cm">
          <draw:image xlink:href="Pictures/100295190000476B00000E8533FE5B3D.svg" xlink:type="simple" xlink:show="embed" xlink:actuate="onLoad" draw:mime-type="image/svg+xml">
            <text:p/>
          </draw:image>
          <draw:image xlink:href="Pictures/10000001000002B30000008CF1E5C9C6.png" xlink:type="simple" xlink:show="embed" xlink:actuate="onLoad" draw:mime-type="image/png"/>
        </draw:frame>
        <draw:frame draw:style-name="gr1" draw:text-style-name="P1" draw:layer="layout" svg:width="18.744cm" svg:height="3.81cm" svg:x="1cm" svg:y="10.7cm">
          <draw:image xlink:href="Pictures/100295190000476B00000E8533FE5B3D.svg" xlink:type="simple" xlink:show="embed" xlink:actuate="onLoad" draw:mime-type="image/svg+xml">
            <text:p/>
          </draw:image>
          <draw:image xlink:href="Pictures/10000001000002B30000008CF1E5C9C6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8.654cm" svg:height="3.819cm" svg:x="1.078cm" svg:y="1.056cm">
          <draw:image xlink:href="Pictures/10029503000047A200000EAB273AF334.svg" xlink:type="simple" xlink:show="embed" xlink:actuate="onLoad" draw:mime-type="image/svg+xml">
            <text:p/>
          </draw:image>
          <draw:image xlink:href="Pictures/10000001000002B50000008E0005E06A.png" xlink:type="simple" xlink:show="embed" xlink:actuate="onLoad" draw:mime-type="image/png"/>
        </draw:frame>
        <draw:frame draw:style-name="gr1" draw:text-style-name="P1" draw:layer="layout" svg:width="18.654cm" svg:height="3.819cm" svg:x="1.078cm" svg:y="6.257cm">
          <draw:image xlink:href="Pictures/10029503000047A200000EAB273AF334.svg" xlink:type="simple" xlink:show="embed" xlink:actuate="onLoad" draw:mime-type="image/svg+xml">
            <text:p/>
          </draw:image>
          <draw:image xlink:href="Pictures/10000001000002B50000008E0005E06A.png" xlink:type="simple" xlink:show="embed" xlink:actuate="onLoad" draw:mime-type="image/png"/>
        </draw:frame>
        <draw:frame draw:style-name="gr1" draw:text-style-name="P1" draw:layer="layout" svg:width="18.654cm" svg:height="3.819cm" svg:x="1.078cm" svg:y="11.458cm">
          <draw:image xlink:href="Pictures/10029503000047A200000EAB273AF334.svg" xlink:type="simple" xlink:show="embed" xlink:actuate="onLoad" draw:mime-type="image/svg+xml">
            <text:p/>
          </draw:image>
          <draw:image xlink:href="Pictures/10000001000002B50000008E0005E06A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8.282cm" svg:height="3.716cm" svg:x="1cm" svg:y="1.094cm">
          <draw:image xlink:href="Pictures/1002951B0000476B00000E85FEA33722.svg" xlink:type="simple" xlink:show="embed" xlink:actuate="onLoad" draw:mime-type="image/svg+xml">
            <text:p/>
          </draw:image>
          <draw:image xlink:href="Pictures/10000001000002B30000008CE2E93ACB.png" xlink:type="simple" xlink:show="embed" xlink:actuate="onLoad" draw:mime-type="image/png"/>
        </draw:frame>
        <draw:frame draw:style-name="gr1" draw:text-style-name="P1" draw:layer="layout" svg:width="18.282cm" svg:height="3.716cm" svg:x="1cm" svg:y="6.194cm">
          <draw:image xlink:href="Pictures/1002951B0000476B00000E85FEA33722.svg" xlink:type="simple" xlink:show="embed" xlink:actuate="onLoad" draw:mime-type="image/svg+xml">
            <text:p/>
          </draw:image>
          <draw:image xlink:href="Pictures/10000001000002B30000008CE2E93ACB.png" xlink:type="simple" xlink:show="embed" xlink:actuate="onLoad" draw:mime-type="image/png"/>
        </draw:frame>
        <draw:frame draw:style-name="gr1" draw:text-style-name="P1" draw:layer="layout" svg:width="18.282cm" svg:height="3.716cm" svg:x="1cm" svg:y="11.394cm">
          <draw:image xlink:href="Pictures/1002951B0000476B00000E85FEA33722.svg" xlink:type="simple" xlink:show="embed" xlink:actuate="onLoad" draw:mime-type="image/svg+xml">
            <text:p/>
          </draw:image>
          <draw:image xlink:href="Pictures/10000001000002B30000008CE2E93AC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00:29:24.522493187</meta:creation-date>
    <meta:print-date>2024-07-12T01:13:18.909509819</meta:print-date>
    <dc:date>2024-07-12T02:54:57.821922896</dc:date>
    <meta:editing-duration>PT2H25M33S</meta:editing-duration>
    <meta:editing-cycles>1</meta:editing-cycles>
    <meta:document-statistic meta:object-count="12"/>
    <meta:generator>LibreOffice/7.6.7.2$Linux_X86_64 LibreOffice_project/60$Build-2</meta:generator>
  </office:meta>
</office:document-meta>
</file>